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0.625in" style:rel-column-width="900*"/>
    </style:style>
    <style:style style:name="Table1.B" style:family="table-column">
      <style:table-column-properties style:column-width="5.5625in" style:rel-column-width="8010*"/>
    </style:style>
    <style:style style:name="Table1.C" style:family="table-column">
      <style:table-column-properties style:column-width="1.0826in" style:rel-column-width="155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P2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299614" officeooo:paragraph-rsid="00299614"/>
    </style:style>
    <style:style style:name="P3" style:family="paragraph" style:parent-style-name="Table_20_Contents">
      <style:paragraph-properties fo:margin-top="0in" fo:margin-bottom="0in" loext:contextual-spacing="false" fo:line-height="100%"/>
    </style:style>
    <style:style style:name="P4" style:family="paragraph" style:parent-style-name="Table_20_Contents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2bc205" officeooo:paragraph-rsid="002bc205"/>
    </style:style>
    <style:style style:name="P6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2d1821" officeooo:paragraph-rsid="002d1821"/>
    </style:style>
    <style:style style:name="P7" style:family="paragraph" style:parent-style-name="Table_20_Contents">
      <style:paragraph-properties fo:margin-top="0in" fo:margin-bottom="0in" loext:contextual-spacing="false" fo:line-height="100%"/>
      <style:text-properties officeooo:rsid="002ee53a" officeooo:paragraph-rsid="002ee53a"/>
    </style:style>
    <style:style style:name="P8" style:family="paragraph" style:parent-style-name="Table_20_Contents">
      <style:paragraph-properties fo:margin-top="0in" fo:margin-bottom="0in" loext:contextual-spacing="false" fo:line-height="100%"/>
      <style:text-properties officeooo:rsid="002ee53a" officeooo:paragraph-rsid="002fd46e"/>
    </style:style>
    <style:style style:name="P9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2fd46e" officeooo:paragraph-rsid="002fd46e"/>
    </style:style>
    <style:style style:name="P10" style:family="paragraph" style:parent-style-name="Table_20_Contents">
      <style:paragraph-properties fo:margin-top="0in" fo:margin-bottom="0in" loext:contextual-spacing="false" fo:line-height="100%"/>
      <style:text-properties officeooo:rsid="002fd46e" officeooo:paragraph-rsid="002fd46e"/>
    </style:style>
    <style:style style:name="P11" style:family="paragraph" style:parent-style-name="Table_20_Heading">
      <style:text-properties officeooo:rsid="00299614" officeooo:paragraph-rsid="00299614"/>
    </style:style>
    <style:style style:name="P12" style:family="paragraph" style:parent-style-name="Table_20_Heading">
      <style:paragraph-properties fo:text-align="center" style:justify-single-word="false"/>
      <style:text-properties officeooo:rsid="00299614" officeooo:paragraph-rsid="00299614"/>
    </style:style>
    <style:style style:name="P13" style:family="paragraph" style:parent-style-name="Standard" style:list-style-name="L1"/>
    <style:style style:name="P14" style:family="paragraph" style:parent-style-name="Text_20_body" style:list-style-name="L1">
      <style:text-properties style:font-name="LM Mono 8" fo:font-weight="bold" officeooo:rsid="001b618f" officeooo:paragraph-rsid="0023ed47" style:font-weight-asian="bold" style:font-weight-complex="bold"/>
    </style:style>
    <style:style style:name="P15" style:family="paragraph" style:parent-style-name="Text_20_body" style:list-style-name="L1">
      <style:text-properties officeooo:rsid="001d53f1" officeooo:paragraph-rsid="0023ed47"/>
    </style:style>
    <style:style style:name="P16" style:family="paragraph" style:parent-style-name="Text_20_body">
      <style:paragraph-properties fo:text-align="center" style:justify-single-word="false"/>
      <style:text-properties officeooo:paragraph-rsid="001f8a6b"/>
    </style:style>
    <style:style style:name="P17" style:family="paragraph" style:parent-style-name="Text_20_body">
      <style:paragraph-properties fo:text-align="start" style:justify-single-word="false"/>
      <style:text-properties officeooo:rsid="0028d98c" officeooo:paragraph-rsid="0028d98c"/>
    </style:style>
    <style:style style:name="P18" style:family="paragraph" style:parent-style-name="Text_20_body">
      <style:paragraph-properties fo:text-align="start" style:justify-single-word="false"/>
      <style:text-properties officeooo:rsid="0028d98c" officeooo:paragraph-rsid="001506e1"/>
    </style:style>
    <style:style style:name="P19" style:family="paragraph" style:parent-style-name="Text_20_body">
      <style:text-properties officeooo:paragraph-rsid="001ca26f"/>
    </style:style>
    <style:style style:name="P20" style:family="paragraph" style:parent-style-name="Text_20_body">
      <style:text-properties officeooo:paragraph-rsid="0029b11b"/>
    </style:style>
    <style:style style:name="P21" style:family="paragraph" style:parent-style-name="Text_20_body">
      <style:paragraph-properties fo:margin-top="0in" fo:margin-bottom="0in" loext:contextual-spacing="false" fo:line-height="100%" style:shadow="none"/>
      <style:text-properties officeooo:paragraph-rsid="00299614"/>
    </style:style>
    <style:style style:name="P22" style:family="paragraph" style:parent-style-name="Text_20_body">
      <style:paragraph-properties fo:margin-top="0in" fo:margin-bottom="0in" loext:contextual-spacing="false" fo:line-height="100%"/>
      <style:text-properties officeooo:rsid="00252730" officeooo:paragraph-rsid="002a126d"/>
    </style:style>
    <style:style style:name="P23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rsid="0025e01b" officeooo:paragraph-rsid="002bc205"/>
    </style:style>
    <style:style style:name="P24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rsid="0028d98c" officeooo:paragraph-rsid="002bc205"/>
    </style:style>
    <style:style style:name="P25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rsid="0028d98c" officeooo:paragraph-rsid="002e7aa4"/>
    </style:style>
    <style:style style:name="P26" style:family="paragraph" style:parent-style-name="Title">
      <style:paragraph-properties style:shadow="none" style:join-border="false"/>
      <style:text-properties officeooo:rsid="001506e1" officeooo:paragraph-rsid="001506e1"/>
    </style:style>
    <style:style style:name="P27" style:family="paragraph" style:parent-style-name="Heading_20_1">
      <style:text-properties officeooo:paragraph-rsid="001ca26f"/>
    </style:style>
    <style:style style:name="T1" style:family="text">
      <style:text-properties fo:font-size="10pt" officeooo:rsid="0014cbb5" style:font-size-asian="10pt" style:font-size-complex="10pt"/>
    </style:style>
    <style:style style:name="T2" style:family="text">
      <style:text-properties fo:font-size="10pt" officeooo:rsid="0022274c" style:font-size-asian="10pt" style:font-size-complex="10pt"/>
    </style:style>
    <style:style style:name="T3" style:family="text">
      <style:text-properties fo:font-size="10pt" officeooo:rsid="0023ed47" style:font-size-asian="10pt" style:font-size-complex="10pt"/>
    </style:style>
    <style:style style:name="T4" style:family="text">
      <style:text-properties officeooo:rsid="0014cbb5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7pt" officeooo:rsid="0014cbb5" style:font-size-asian="7pt" style:font-size-complex="7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99614" style:font-weight-asian="bold" style:font-weight-complex="bold"/>
    </style:style>
    <style:style style:name="T9" style:family="text">
      <style:text-properties fo:font-weight="bold" officeooo:rsid="0029b11b" style:font-weight-asian="bold" style:font-weight-complex="bold"/>
    </style:style>
    <style:style style:name="T10" style:family="text">
      <style:text-properties officeooo:rsid="001f28fe"/>
    </style:style>
    <style:style style:name="T11" style:family="text">
      <style:text-properties style:font-name="LM Mono 8" officeooo:rsid="001f8a6b"/>
    </style:style>
    <style:style style:name="T12" style:family="text">
      <style:text-properties style:font-name="LM Mono 8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LM Mono 8" fo:font-size="10pt" fo:font-weight="bold" officeooo:rsid="0023ed47" style:font-size-asian="10pt" style:font-weight-asian="bold" style:font-size-complex="10pt" style:font-weight-complex="bold"/>
    </style:style>
    <style:style style:name="T14" style:family="text">
      <style:text-properties style:font-name="LM Mono 8" fo:font-weight="bold" style:font-weight-asian="bold" style:font-weight-complex="bold"/>
    </style:style>
    <style:style style:name="T15" style:family="text">
      <style:text-properties style:font-name="LM Mono 8" fo:font-weight="bold" officeooo:rsid="002fd46e" style:font-weight-asian="bold" style:font-weight-complex="bold"/>
    </style:style>
    <style:style style:name="T16" style:family="text">
      <style:text-properties officeooo:rsid="0023ed4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4add5"/>
    </style:style>
    <style:style style:name="T19" style:family="text">
      <style:text-properties officeooo:rsid="002702f6"/>
    </style:style>
    <style:style style:name="T20" style:family="text">
      <style:text-properties officeooo:rsid="00299614"/>
    </style:style>
    <style:style style:name="T21" style:family="text">
      <style:text-properties officeooo:rsid="0029b11b"/>
    </style:style>
    <style:style style:name="T22" style:family="text">
      <style:text-properties officeooo:rsid="002a126d"/>
    </style:style>
    <style:style style:name="T23" style:family="text">
      <style:text-properties style:font-name="DejaVu Sans"/>
    </style:style>
    <style:style style:name="T24" style:family="text">
      <style:text-properties style:font-name="DejaVu Sans" fo:font-weight="normal" style:font-weight-asian="normal" style:font-weight-complex="normal"/>
    </style:style>
    <style:style style:name="T25" style:family="text">
      <style:text-properties style:font-name="DejaVu Sans" fo:font-weight="normal" officeooo:rsid="002fd46e" style:font-weight-asian="normal" style:font-weight-complex="normal"/>
    </style:style>
    <style:style style:name="T26" style:family="text">
      <style:text-properties style:font-name="DejaVu Sans" fo:font-weight="bold" officeooo:rsid="002fd46e" style:font-weight-asian="bold" style:font-weight-complex="bold"/>
    </style:style>
    <style:style style:name="T27" style:family="text">
      <style:text-properties style:font-name="Liberation Sans"/>
    </style:style>
    <style:style style:name="T28" style:family="text">
      <style:text-properties style:font-name="Liberation Sans" fo:font-weight="normal" style:font-weight-asian="normal" style:font-weight-complex="normal"/>
    </style:style>
    <style:style style:name="T29" style:family="text">
      <style:text-properties style:font-name="Liberation Sans" fo:font-weight="normal" officeooo:rsid="002fd46e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Check List <text:span text:style-name="T10">04a</text:span></text:p>
      <text:p text:style-name="P16"><text:span text:style-name="T11">See also: </text:span><text:span text:style-name="T12">https://github.com/UI-FASILKOM-OS/SysProg/blob/master/CheckList/CheckList0</text:span><text:span text:style-name="T13">4</text:span><text:span text:style-name="T12">a.pdf</text:span></text:p>
      <text:h text:style-name="P27" text:outline-level="1"><text:span text:style-name="T18">VirtualBox:</text:span></text:h>
      <text:p text:style-name="P21"/>
      <text:p text:style-name="P21"><text:span text:style-name="T20">Note:<text:tab/>1. How is your OVA backup strategy? Daily? Weekly? Once only?</text:span></text:p>
      <text:p text:style-name="P20"><text:span text:style-name="T21"><text:tab/>2. Keep a </text:span><text:span text:style-name="T9">time </text:span><text:span text:style-name="T8">record</text:span><text:span text:style-name="T9"> </text:span><text:span text:style-name="T20">of the following items.</text:span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2">Item</text:p>
            </table:table-cell>
            <table:table-cell table:style-name="Table1.A1" office:value-type="string">
              <text:p text:style-name="P11">Task</text:p>
            </table:table-cell>
            <table:table-cell table:style-name="Table1.C1" office:value-type="string">
              <text:p text:style-name="P11">Time</text:p>
            </table:table-cell>
          </table:table-row>
        </table:table-header-rows>
        <table:table-row>
          <table:table-cell table:style-name="Table1.A2" office:value-type="string">
            <text:p text:style-name="P2">1.</text:p>
          </table:table-cell>
          <table:table-cell table:style-name="Table1.A2" office:value-type="string">
            <text:p text:style-name="P22"><text:span text:style-name="T22">Change </text:span>the “<text:span text:style-name="T7">root</text:span>” <text:span text:style-name="T22">password</text:span>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2.</text:p>
          </table:table-cell>
          <table:table-cell table:style-name="Table1.A2" office:value-type="string">
            <text:p text:style-name="P23">Create a new directory. Eg. <text:span text:style-name="T14">“week04/”</text:span>. <text:span text:style-name="T19">Enter that new directory.</text:span>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3.</text:p>
          </table:table-cell>
          <table:table-cell table:style-name="Table1.A2" office:value-type="string">
            <text:p text:style-name="P24">Create a new <text:span text:style-name="T14">“program1.c”</text:span> file to print <text:span text:style-name="T14">“Hello program1”</text:span>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4.</text:p>
          </table:table-cell>
          <table:table-cell table:style-name="Table1.A2" office:value-type="string">
            <text:p text:style-name="P24">Create a <text:span text:style-name="T14">“Makefile”</text:span> for the program1 above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5.</text:p>
          </table:table-cell>
          <table:table-cell table:style-name="Table1.A2" office:value-type="string">
            <text:p text:style-name="P25">Create a new <text:span text:style-name="T14">“program2.c”</text:span> file to print <text:span text:style-name="T14">“Hello program2”</text:span>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6.</text:p>
          </table:table-cell>
          <table:table-cell table:style-name="Table1.A2" office:value-type="string">
            <text:p text:style-name="P25">Update the <text:span text:style-name="T14">“Makefile”</text:span> for the program2 above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7.</text:p>
          </table:table-cell>
          <table:table-cell table:style-name="Table1.A2" office:value-type="string">
            <text:p text:style-name="P7">Modify the programs above so that <text:span text:style-name="T14">program2</text:span> will always print after <text:span text:style-name="T14">program1</text:span>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8.</text:p>
          </table:table-cell>
          <table:table-cell table:style-name="Table1.A2" office:value-type="string">
            <text:p text:style-name="P8">Add file <text:span text:style-name="T14">“queue.txt”</text:span><text:span text:style-name="T24">,</text:span><text:span text:style-name="T28"> </text:span><text:span text:style-name="T29">modify <text:s/></text:span><text:span text:style-name="T14">program1</text:span><text:span text:style-name="T24">/</text:span><text:span text:style-name="T14">program</text:span><text:span text:style-name="T15">2</text:span><text:span text:style-name="T25"> so that the print sequence depends on the order of the program names in the </text:span><text:span text:style-name="T15">“queue.txt”</text:span><text:span text:style-name="T25"> file.</text:span>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9">9.</text:p>
          </table:table-cell>
          <table:table-cell table:style-name="Table1.A2" office:value-type="string">
            <text:p text:style-name="P10">Generalize for <text:span text:style-name="T14">program1</text:span>, <text:span text:style-name="T14">program2</text:span>, ..., <text:span text:style-name="T14">programN.</text:span> </text:p>
          </table:table-cell>
          <table:table-cell table:style-name="Table1.C2" office:value-type="string">
            <text:p text:style-name="P3"/>
          </table:table-cell>
        </table:table-row>
      </table:table>
      <text:p text:style-name="P19"/>
      <text:p text:style-name="P18"/>
      <text:p text:style-name="P17"/>
      <text:p text:style-name="P17"/>
      <text:p text:style-name="P17"/>
      <text:p text:style-name="P17"><text:line-break/></text:p>
      <text:list xml:id="list3301152127" text:style-name="L1">
        <text:list-header>
          <text:p text:style-name="P14"/>
        </text:list-header>
      </text:list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1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MT1" style:family="text">
      <style:text-properties fo:font-size="10pt" officeooo:rsid="0014cbb5" style:font-size-asian="10pt" style:font-size-complex="10pt"/>
    </style:style>
    <style:style style:name="MT2" style:family="text">
      <style:text-properties officeooo:rsid="0014cbb5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font-size="7pt" officeooo:rsid="0014cbb5" style:font-size-asian="7pt" style:font-size-complex="7pt"/>
    </style:style>
    <style:style style:name="MT5" style:family="text">
      <style:text-properties fo:font-size="10pt" officeooo:rsid="0023ed47" style:font-size-asian="10pt" style:font-size-complex="10pt"/>
    </style:style>
    <style:style style:name="MT6" style:family="text">
      <style:text-properties fo:font-size="10pt" officeooo:rsid="0022274c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c) 2019 Rahmat M. Samik-Ibrahim.</text:span><text:span text:style-name="MT2"> </text:span><text:span text:style-name="MT3">You are free to share, copy and redistribute the material of this site in any medium or format for any purpose, even commercially. <text:s/>Please give appropriate credit, provide a link to the page, <text:s/>and indicate if changes were made. You may do so in any reasonable manner. You should not apply legal terms or technological measures, <text:s/>that legally restrict others from doing anything that is </text:span><text:span text:style-name="MT4">permitted</text:span><text:span text:style-name="MT3"> here.</text:span> <text:s text:c="67"/><text:span text:style-name="MT1">(Ver 0</text:span><text:span text:style-name="MT5">0</text:span><text:span text:style-name="MT1"> -- </text:span><text:span text:style-name="MT6">23</text:span><text:span text:style-name="MT1">-Sep-2019 --Page </text:span><text:span text:style-name="MT1"><text:page-number text:select-page="current">1</text:page-number></text:span><text:span text:style-name="MT1"><text:s text:c="2"/>/ <text:s/></text:span><text:span text:style-name="MT1"><text:page-number text:select-page="current">1</text:page-number></text:span><text:span text:style-name="MT1">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23T09:29:09.884327230</dc:date>
    <meta:editing-duration>PT2H59M49S</meta:editing-duration>
    <meta:editing-cycles>33</meta:editing-cycles>
    <meta:document-statistic meta:table-count="1" meta:image-count="0" meta:object-count="0" meta:page-count="1" meta:paragraph-count="28" meta:word-count="207" meta:character-count="1360" meta:non-whitespace-character-count="1105"/>
  </office:meta>
</office:document-meta>
</file>